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8.42mm"/>
    </style:style>
    <style:style style:name="co3" style:family="table-column">
      <style:table-column-properties fo:break-before="auto" style:column-width="84.58mm"/>
    </style:style>
    <style:style style:name="co4" style:family="table-column">
      <style:table-column-properties fo:break-before="auto" style:column-width="89.06mm"/>
    </style:style>
    <style:style style:name="co5" style:family="table-column">
      <style:table-column-properties fo:break-before="auto" style:column-width="31.4mm"/>
    </style:style>
    <style:style style:name="co6" style:family="table-column">
      <style:table-column-properties fo:break-before="auto" style:column-width="36.2mm"/>
    </style:style>
    <style:style style:name="co7" style:family="table-column">
      <style:table-column-properties fo:break-before="auto" style:column-width="57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808080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fcce4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dfcce4"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9" style:family="table-cell" style:parent-style-name="Default" style:data-style-name="N107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74pt dashed #666666" fo:border-left="0.74pt solid #000000" fo:border-right="none" fo:border-top="0.74pt solid #000000"/>
    </style:style>
    <style:style style:name="ce38" style:family="table-cell" style:parent-style-name="Default">
      <style:table-cell-properties fo:border-bottom="0.74pt dashed #666666" fo:border-left="0.74pt solid #000000" fo:border-right="none" fo:border-top="0.74pt dashed #666666"/>
    </style:style>
    <style:style style:name="ce39" style:family="table-cell" style:parent-style-name="Default">
      <style:table-cell-properties fo:border-bottom="0.74pt solid #000000" fo:border-left="0.74pt solid #000000" fo:border-right="none" fo:border-top="0.74pt dashed #666666"/>
    </style:style>
    <style:style style:name="ce14" style:family="table-cell" style:parent-style-name="Default">
      <style:table-cell-properties fo:border-bottom="none" fo:border-left="none" fo:border-right="none" fo:border-top="0.74pt solid #000000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able-cell-properties fo:border-bottom="0.74pt dashed #666666" style:text-align-source="fix" style:repeat-content="false" fo:border-left="none" fo:border-right="none" fo:border-top="0.74pt solid #000000"/>
      <style:paragraph-properties fo:text-align="center" fo:margin-left="0mm"/>
    </style:style>
    <style:style style:name="ce17" style:family="table-cell" style:parent-style-name="Default">
      <style:table-cell-properties fo:border-bottom="0.74pt dashed #666666" style:text-align-source="fix" style:repeat-content="false" fo:border-left="none" fo:border-right="none" fo:border-top="0.74pt dashed #666666"/>
      <style:paragraph-properties fo:text-align="center" fo:margin-left="0mm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0.74pt dashed #666666"/>
      <style:paragraph-properties fo:text-align="center" fo:margin-left="0mm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20" style:family="table-cell" style:parent-style-name="Default" style:data-style-name="N100">
      <style:table-cell-properties fo:background-color="#808080" style:text-align-source="fix" style:repeat-content="false"/>
      <style:paragraph-properties fo:text-align="center" fo:margin-left="0m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 style:data-style-name="N107">
      <style:table-cell-properties fo:border-bottom="0.74pt dashed #666666" style:text-align-source="fix" style:repeat-content="false" fo:border-left="none" fo:border-right="none" fo:border-top="0.74pt solid #000000"/>
      <style:paragraph-properties fo:text-align="center" fo:margin-left="0mm"/>
    </style:style>
    <style:style style:name="ce22" style:family="table-cell" style:parent-style-name="Default" style:data-style-name="N107">
      <style:table-cell-properties fo:border-bottom="0.74pt dashed #666666" style:text-align-source="fix" style:repeat-content="false" fo:border-left="none" fo:border-right="none" fo:border-top="0.74pt dashed #666666"/>
      <style:paragraph-properties fo:text-align="center" fo:margin-left="0mm"/>
    </style:style>
    <style:style style:name="ce23" style:family="table-cell" style:parent-style-name="Default" style:data-style-name="N107">
      <style:table-cell-properties fo:border-bottom="0.74pt solid #000000" style:text-align-source="fix" style:repeat-content="false" fo:border-left="none" fo:border-right="none" fo:border-top="0.74pt dashed #666666"/>
      <style:paragraph-properties fo:text-align="center" fo:margin-left="0mm"/>
    </style:style>
    <style:style style:name="ce24" style:family="table-cell" style:parent-style-name="Default" style:data-style-name="N10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25" style:family="table-cell" style:parent-style-name="Default" style:data-style-name="N107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order-bottom="0.74pt dashed #666666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27" style:family="table-cell" style:parent-style-name="Default">
      <style:table-cell-properties fo:border-bottom="0.74pt dashed #666666" style:text-align-source="fix" style:repeat-content="false" fo:border-left="none" fo:border-right="0.74pt solid #000000" fo:border-top="0.74pt dashed #666666"/>
      <style:paragraph-properties fo:text-align="center" fo:margin-left="0mm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dashed #666666"/>
      <style:paragraph-properties fo:text-align="center" fo:margin-left="0mm"/>
    </style:style>
    <style:style style:name="ce29" style:family="table-cell" style:parent-style-name="Default" style:data-style-name="N107">
      <style:table-cell-properties fo:border-bottom="0.74pt dashed #666666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30" style:family="table-cell" style:parent-style-name="Default" style:data-style-name="N107">
      <style:table-cell-properties fo:border-bottom="0.74pt dashed #666666" style:text-align-source="fix" style:repeat-content="false" fo:border-left="none" fo:border-right="0.74pt solid #000000" fo:border-top="0.74pt dashed #666666"/>
      <style:paragraph-properties fo:text-align="center" fo:margin-left="0mm"/>
    </style:style>
    <style:style style:name="ce31" style:family="table-cell" style:parent-style-name="Default" style:data-style-name="N107">
      <style:table-cell-properties fo:border-bottom="0.74pt solid #000000" style:text-align-source="fix" style:repeat-content="false" fo:border-left="none" fo:border-right="0.74pt solid #000000" fo:border-top="0.74pt dashed #666666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CF)" table:allow-empty-cell="true" table:display-list="unsorted" table:base-cell-address="CouvertureApplicative.A3">
          <table:error-message table:message-type="stop" table:display="true"/>
        </table:content-validation>
        <table:content-validation table:name="val2" table:condition="of:cell-content-is-in-list(CA)" table:allow-empty-cell="true" table:display-list="unsorted" table:base-cell-address="CouvertureApplicative.B3">
          <table:error-message table:message-type="stop" table:display="true"/>
        </table:content-validation>
        <table:content-validation table:name="val3" table:condition="of:cell-content-is-in-list(CF)" table:allow-empty-cell="true" table:display-list="unsorted" table:base-cell-address="Ratios.A3">
          <table:error-message table:message-type="stop" table:display="true"/>
        </table:content-validation>
        <table:content-validation table:name="val4" table:condition="of:cell-content-is-in-list(CA)" table:allow-empty-cell="true" table:display-list="unsorted" table:base-cell-address="Ratios.A10">
          <table:error-message table:message-type="stop" table:display="true"/>
        </table:content-validation>
        <table:content-validation table:name="val5" table:base-cell-address="Ratios.A15">
          <table:error-message table:message-type="stop" table:display="true"/>
        </table:content-validation>
      </table:content-validations>
      <table:table table:name="Mesur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ce7"/>
        <table:table-column table:style-name="co1" table:default-cell-style-name="Default"/>
        <table:table-row table:style-name="ro1">
          <table:table-cell table:number-columns-repeated="2"/>
          <table:table-cell table:style-name="ce5" office:value-type="string" calcext:value-type="string" table:number-columns-spanned="5" table:number-rows-spanned="1">
            <text:p>Nombre</text:p>
          </table:table-cell>
          <table:covered-table-cell table:number-columns-repeated="4" table:style-name="ce36"/>
          <table:table-cell table:style-name="ce36"/>
          <table:table-cell/>
        </table:table-row>
        <table:table-row table:style-name="ro1">
          <table:table-cell table:style-name="ce1" office:value-type="string" calcext:value-type="string">
            <text:p>Strate</text:p>
          </table:table-cell>
          <table:table-cell table:style-name="ce1" office:value-type="string" calcext:value-type="string">
            <text:p>Composant</text:p>
          </table:table-cell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SOR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GDE</text:p>
          </table:table-cell>
          <table:table-cell table:style-name="ce6" office:value-type="string" calcext:value-type="string">
            <text:p>GDI</text:p>
          </table:table-cell>
          <table:table-cell table:style-name="ce6" office:value-type="string" calcext:value-type="string">
            <text:p>PF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1" table:number-rows-spanned="4">
            <text:p>Fonctionnel</text:p>
          </table:table-cell>
          <table:table-cell office:value-type="string" calcext:value-type="string">
            <text:p>Réceptionner au guiche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4*[.C3]+5*[.D3]+4*[.E3]+[.F3]*7+[.G3]*10" office:value-type="float" office:value="31" calcext:value-type="float">
            <text:p>31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Réceptionner par courri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4*[.C4]+5*[.D4]+4*[.E4]+[.F4]*7+[.G4]*10" office:value-type="float" office:value="31" calcext:value-type="float">
            <text:p>31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Réceptionner dématérialisé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4*[.C5]+5*[.D5]+4*[.E5]+[.F5]*7+[.G5]*10" office:value-type="float" office:value="31" calcext:value-type="float">
            <text:p>31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nservatoire des échang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4*[.C6]+5*[.D6]+4*[.E6]+[.F6]*7+[.G6]*10"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ce3" office:value-type="string" calcext:value-type="string">
            <text:p>Sous totaux</text:p>
          </table:table-cell>
          <table:table-cell table:style-name="ce3"/>
          <table:table-cell table:style-name="ce8" table:formula="of:=SUM([.C3:.C6])" office:value-type="float" office:value="7" calcext:value-type="float">
            <text:p>7</text:p>
          </table:table-cell>
          <table:table-cell table:style-name="ce8" table:formula="of:=SUM([.D3:.D6])" office:value-type="float" office:value="3" calcext:value-type="float">
            <text:p>3</text:p>
          </table:table-cell>
          <table:table-cell table:style-name="ce8" table:formula="of:=SUM([.E3:.E6])" office:value-type="float" office:value="4" calcext:value-type="float">
            <text:p>4</text:p>
          </table:table-cell>
          <table:table-cell table:style-name="ce8" table:formula="of:=SUM([.F3:.F6])" office:value-type="float" office:value="6" calcext:value-type="float">
            <text:p>6</text:p>
          </table:table-cell>
          <table:table-cell table:style-name="ce8" table:formula="of:=SUM([.G3:.G6])" office:value-type="float" office:value="2" calcext:value-type="float">
            <text:p>2</text:p>
          </table:table-cell>
          <table:table-cell table:style-name="ce8" table:formula="of:=4*[.C7]+5*[.D7]+4*[.E7]+[.F7]*7+[.G7]*10" office:value-type="float" office:value="121" calcext:value-type="float">
            <text:p>121</text:p>
          </table:table-cell>
          <table:table-cell table:style-name="ce7" table:formula="of:=[.H7]/4" office:value-type="float" office:value="30.25" calcext:value-type="float">
            <text:p>30,25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5">
            <text:p>Applicatif</text:p>
          </table:table-cell>
          <table:table-cell office:value-type="string" calcext:value-type="string">
            <text:p>Numérisation/Indexation documents papi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4*[.C8]+5*[.D8]+4*[.E8]+[.F8]*7+[.G8]*10" office:value-type="float" office:value="41" calcext:value-type="float">
            <text:p>41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urrier électroniq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4*[.C9]+5*[.D9]+4*[.E9]+[.F9]*7+[.G9]*10" office:value-type="float" office:value="36" calcext:value-type="float">
            <text:p>3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ndex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4*[.C10]+5*[.D10]+4*[.E10]+[.F10]*7+[.G10]*10" office:value-type="float" office:value="31" calcext:value-type="float">
            <text:p>31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élé service de dépôt de documents dématérialisé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4*[.C11]+5*[.D11]+4*[.E11]+[.F11]*7+[.G11]*10" office:value-type="float" office:value="41" calcext:value-type="float">
            <text:p>41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4*[.C12]+5*[.D12]+4*[.E12]+[.F12]*7+[.G12]*10"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ce3" office:value-type="string" calcext:value-type="string">
            <text:p>Sous totaux</text:p>
          </table:table-cell>
          <table:table-cell table:style-name="ce3"/>
          <table:table-cell table:style-name="ce8" table:formula="of:=SUM([.C8:.C12])" office:value-type="float" office:value="8" calcext:value-type="float">
            <text:p>8</text:p>
          </table:table-cell>
          <table:table-cell table:style-name="ce8" table:formula="of:=SUM([.D8:.D12])" office:value-type="float" office:value="4" calcext:value-type="float">
            <text:p>4</text:p>
          </table:table-cell>
          <table:table-cell table:style-name="ce8" table:formula="of:=SUM([.E8:.E12])" office:value-type="float" office:value="4" calcext:value-type="float">
            <text:p>4</text:p>
          </table:table-cell>
          <table:table-cell table:style-name="ce8" table:formula="of:=SUM([.F8:.F12])" office:value-type="float" office:value="7" calcext:value-type="float">
            <text:p>7</text:p>
          </table:table-cell>
          <table:table-cell table:style-name="ce8" table:formula="of:=SUM([.G8:.G12])" office:value-type="float" office:value="6" calcext:value-type="float">
            <text:p>6</text:p>
          </table:table-cell>
          <table:table-cell table:style-name="ce8" table:formula="of:=4*[.C13]+5*[.D13]+4*[.E13]+[.F13]*7+[.G13]*10" office:value-type="float" office:value="177" calcext:value-type="float">
            <text:p>177</text:p>
          </table:table-cell>
          <table:table-cell table:style-name="ce7" table:formula="of:=[.H13]/5" office:value-type="float" office:value="35.4" calcext:value-type="float">
            <text:p>35,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Ratio Applicatif / Fonctionnel : </text:p>
          </table:table-cell>
          <table:table-cell table:style-name="ce9" table:formula="of:=[.H13]/[.H7]" office:value-type="float" office:value="1.46280991735537" calcext:value-type="float">
            <text:p>1,463</text:p>
          </table:table-cell>
          <table:table-cell table:number-columns-repeated="6"/>
        </table:table-row>
        <table:table-row table:style-name="ro1" table:number-rows-repeated="104856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ouvertureApplicative" table:style-name="ta1">
        <table:table-column table:style-name="co3" table:number-columns-repeated="2" table:default-cell-style-name="Default"/>
        <table:table-column table:style-name="co1" table:number-columns-repeated="2" table:default-cell-style-name="ce7"/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omposant fonctionnel</text:p>
          </table:table-cell>
          <table:table-cell table:style-name="ce1" office:value-type="string" calcext:value-type="string">
            <text:p>Composant applicatif</text:p>
          </table:table-cell>
          <table:table-cell table:style-name="ce6" office:value-type="string" calcext:value-type="string">
            <text:p>PF Fct</text:p>
          </table:table-cell>
          <table:table-cell table:style-name="ce6" office:value-type="string" calcext:value-type="string">
            <text:p>PF Appl.</text:p>
          </table:table-cell>
        </table:table-row>
        <table:table-row table:style-name="ro1">
          <table:table-cell table:content-validation-name="val1" office:value-type="string" calcext:value-type="string">
            <text:p>Réceptionner au guichet</text:p>
          </table:table-cell>
          <table:table-cell table:content-validation-name="val2" office:value-type="string" calcext:value-type="string">
            <text:p>Numérisation/Indexation documents papier</text:p>
          </table:table-cell>
          <table:table-cell table:formula="of:=IF([.A3]&lt;&gt;&quot;&quot;;VLOOKUP([.A3];[$Mesures.$B$3:.$H$6];7;0);&quot;&quot;)" office:value-type="float" office:value="31" calcext:value-type="float">
            <text:p>31</text:p>
          </table:table-cell>
          <table:table-cell table:formula="of:=IF([.B3]&lt;&gt;&quot;&quot;;VLOOKUP([.B3];[$Mesures.$B$8:.$H$12];7;0);&quot;&quot;)" office:value-type="float" office:value="41" calcext:value-type="float">
            <text:p>41</text:p>
          </table:table-cell>
        </table:table-row>
        <table:table-row table:style-name="ro1">
          <table:table-cell table:content-validation-name="val1" office:value-type="string" calcext:value-type="string">
            <text:p>Réceptionner par courrier</text:p>
          </table:table-cell>
          <table:table-cell table:content-validation-name="val2" office:value-type="string" calcext:value-type="string">
            <text:p>Numérisation/Indexation documents papier</text:p>
          </table:table-cell>
          <table:table-cell table:formula="of:=IF([.A4]&lt;&gt;&quot;&quot;;VLOOKUP([.A4];[$Mesures.$B$3:.$H$6];7;0);&quot;&quot;)" office:value-type="float" office:value="31" calcext:value-type="float">
            <text:p>31</text:p>
          </table:table-cell>
          <table:table-cell table:formula="of:=IF([.B4]&lt;&gt;&quot;&quot;;VLOOKUP([.B4];[$Mesures.$B$8:.$H$12];7;0);&quot;&quot;)" office:value-type="float" office:value="41" calcext:value-type="float">
            <text:p>41</text:p>
          </table:table-cell>
        </table:table-row>
        <table:table-row table:style-name="ro1">
          <table:table-cell table:content-validation-name="val1" office:value-type="string" calcext:value-type="string">
            <text:p>Réceptionner dématérialisé</text:p>
          </table:table-cell>
          <table:table-cell table:content-validation-name="val2" office:value-type="string" calcext:value-type="string">
            <text:p>Courrier électronique</text:p>
          </table:table-cell>
          <table:table-cell table:formula="of:=IF([.A5]&lt;&gt;&quot;&quot;;VLOOKUP([.A5];[$Mesures.$B$3:.$H$6];7;0);&quot;&quot;)" office:value-type="float" office:value="31" calcext:value-type="float">
            <text:p>31</text:p>
          </table:table-cell>
          <table:table-cell table:formula="of:=IF([.B5]&lt;&gt;&quot;&quot;;VLOOKUP([.B5];[$Mesures.$B$8:.$H$12];7;0);&quot;&quot;)" office:value-type="float" office:value="36" calcext:value-type="float">
            <text:p>36</text:p>
          </table:table-cell>
        </table:table-row>
        <table:table-row table:style-name="ro1">
          <table:table-cell table:content-validation-name="val1" office:value-type="string" calcext:value-type="string">
            <text:p>Réceptionner dématérialisé</text:p>
          </table:table-cell>
          <table:table-cell table:content-validation-name="val2" office:value-type="string" calcext:value-type="string">
            <text:p>Indexation</text:p>
          </table:table-cell>
          <table:table-cell table:formula="of:=IF([.A6]&lt;&gt;&quot;&quot;;VLOOKUP([.A6];[$Mesures.$B$3:.$H$6];7;0);&quot;&quot;)" office:value-type="float" office:value="31" calcext:value-type="float">
            <text:p>31</text:p>
          </table:table-cell>
          <table:table-cell table:formula="of:=IF([.B6]&lt;&gt;&quot;&quot;;VLOOKUP([.B6];[$Mesures.$B$8:.$H$12];7;0);&quot;&quot;)" office:value-type="float" office:value="31" calcext:value-type="float">
            <text:p>31</text:p>
          </table:table-cell>
        </table:table-row>
        <table:table-row table:style-name="ro1">
          <table:table-cell table:content-validation-name="val1" office:value-type="string" calcext:value-type="string">
            <text:p>Réceptionner dématérialisé</text:p>
          </table:table-cell>
          <table:table-cell table:content-validation-name="val2" office:value-type="string" calcext:value-type="string">
            <text:p>Télé service de dépôt de documents dématérialisés</text:p>
          </table:table-cell>
          <table:table-cell table:formula="of:=IF([.A7]&lt;&gt;&quot;&quot;;VLOOKUP([.A7];[$Mesures.$B$3:.$H$6];7;0);&quot;&quot;)" office:value-type="float" office:value="31" calcext:value-type="float">
            <text:p>31</text:p>
          </table:table-cell>
          <table:table-cell table:formula="of:=IF([.B7]&lt;&gt;&quot;&quot;;VLOOKUP([.B7];[$Mesures.$B$8:.$H$12];7;0);&quot;&quot;)" office:value-type="float" office:value="41" calcext:value-type="float">
            <text:p>41</text:p>
          </table:table-cell>
        </table:table-row>
        <table:table-row table:style-name="ro1">
          <table:table-cell table:content-validation-name="val1" office:value-type="string" calcext:value-type="string">
            <text:p>Conservatoire des échanges</text:p>
          </table:table-cell>
          <table:table-cell table:content-validation-name="val2" office:value-type="string" calcext:value-type="string">
            <text:p>GED</text:p>
          </table:table-cell>
          <table:table-cell table:formula="of:=IF([.A8]&lt;&gt;&quot;&quot;;VLOOKUP([.A8];[$Mesures.$B$3:.$H$6];7;0);&quot;&quot;)" office:value-type="float" office:value="28" calcext:value-type="float">
            <text:p>28</text:p>
          </table:table-cell>
          <table:table-cell table:formula="of:=IF([.B8]&lt;&gt;&quot;&quot;;VLOOKUP([.B8];[$Mesures.$B$8:.$H$12];7;0);&quot;&quot;)" office:value-type="float" office:value="28" calcext:value-type="float">
            <text:p>28</text:p>
          </table:table-cell>
        </table:table-row>
        <table:table-row table:style-name="ro1">
          <table:table-cell table:content-validation-name="val1"/>
          <table:table-cell table:content-validation-name="val2"/>
          <table:table-cell table:formula="of:=IF([.A9]&lt;&gt;&quot;&quot;;VLOOKUP([.A9];[$Mesures.$B$3:.$H$6];7;0);&quot;&quot;)">
            <text:p/>
          </table:table-cell>
          <table:table-cell table:formula="of:=IF([.B9]&lt;&gt;&quot;&quot;;VLOOKUP([.B9];[$Mesures.$B$8:.$H$12];7;0);&quot;&quot;)">
            <text:p/>
          </table:table-cell>
        </table:table-row>
        <table:table-row table:style-name="ro1">
          <table:table-cell table:content-validation-name="val1"/>
          <table:table-cell table:content-validation-name="val2"/>
          <table:table-cell table:formula="of:=IF([.A10]&lt;&gt;&quot;&quot;;VLOOKUP([.A10];[$Mesures.$B$3:.$H$6];7;0);&quot;&quot;)">
            <text:p/>
          </table:table-cell>
          <table:table-cell table:formula="of:=IF([.B10]&lt;&gt;&quot;&quot;;VLOOKUP([.B10];[$Mesures.$B$8:.$H$12];7;0);&quot;&quot;)">
            <text:p/>
          </table:table-cell>
        </table:table-row>
        <table:table-row table:style-name="ro1">
          <table:table-cell table:content-validation-name="val1"/>
          <table:table-cell table:content-validation-name="val2"/>
          <table:table-cell table:formula="of:=IF([.A11]&lt;&gt;&quot;&quot;;VLOOKUP([.A11];[$Mesures.$B$3:.$H$6];7;0);&quot;&quot;)">
            <text:p/>
          </table:table-cell>
          <table:table-cell table:formula="of:=IF([.B11]&lt;&gt;&quot;&quot;;VLOOKUP([.B11];[$Mesures.$B$8:.$H$12];7;0);&quot;&quot;)">
            <text:p/>
          </table:table-cell>
        </table:table-row>
        <table:table-row table:style-name="ro1">
          <table:table-cell table:content-validation-name="val1"/>
          <table:table-cell table:content-validation-name="val2"/>
          <table:table-cell table:formula="of:=IF([.A12]&lt;&gt;&quot;&quot;;VLOOKUP([.A12];[$Mesures.$B$3:.$H$6];7;0);&quot;&quot;)">
            <text:p/>
          </table:table-cell>
          <table:table-cell table:formula="of:=IF([.B12]&lt;&gt;&quot;&quot;;VLOOKUP([.B12];[$Mesures.$B$8:.$H$12];7;0);&quot;&quot;)">
            <text:p/>
          </table:table-cell>
        </table:table-row>
        <table:table-row table:style-name="ro1">
          <table:table-cell table:content-validation-name="val1"/>
          <table:table-cell table:content-validation-name="val2"/>
          <table:table-cell table:formula="of:=IF([.A13]&lt;&gt;&quot;&quot;;VLOOKUP([.A13];[$Mesures.$B$3:.$H$6];7;0);&quot;&quot;)">
            <text:p/>
          </table:table-cell>
          <table:table-cell table:formula="of:=IF([.B13]&lt;&gt;&quot;&quot;;VLOOKUP([.B13];[$Mesures.$B$8:.$H$12];7;0);&quot;&quot;)">
            <text:p/>
          </table:table-cell>
        </table:table-row>
        <table:table-row table:style-name="ro1">
          <table:table-cell table:content-validation-name="val1"/>
          <table:table-cell table:content-validation-name="val2"/>
          <table:table-cell table:formula="of:=IF([.A14]&lt;&gt;&quot;&quot;;VLOOKUP([.A14];[$Mesures.$B$3:.$H$6];7;0);&quot;&quot;)">
            <text:p/>
          </table:table-cell>
          <table:table-cell table:formula="of:=IF([.B14]&lt;&gt;&quot;&quot;;VLOOKUP([.B14];[$Mesures.$B$8:.$H$12];7;0);&quot;&quot;)">
            <text:p/>
          </table:table-cell>
        </table:table-row>
        <table:table-row table:style-name="ro1">
          <table:table-cell table:content-validation-name="val1"/>
          <table:table-cell table:content-validation-name="val2"/>
          <table:table-cell table:formula="of:=IF([.A15]&lt;&gt;&quot;&quot;;VLOOKUP([.A15];[$Mesures.$B$3:.$H$6];7;0);&quot;&quot;)">
            <text:p/>
          </table:table-cell>
          <table:table-cell table:formula="of:=IF([.B15]&lt;&gt;&quot;&quot;;VLOOKUP([.B15];[$Mesures.$B$8:.$H$12];7;0);&quot;&quot;)">
            <text:p/>
          </table:table-cell>
        </table:table-row>
        <table:table-row table:style-name="ro1">
          <table:table-cell table:content-validation-name="val1"/>
          <table:table-cell table:content-validation-name="val2"/>
          <table:table-cell table:formula="of:=IF([.A16]&lt;&gt;&quot;&quot;;VLOOKUP([.A16];[$Mesures.$B$3:.$H$6];7;0);&quot;&quot;)">
            <text:p/>
          </table:table-cell>
          <table:table-cell table:formula="of:=IF([.B16]&lt;&gt;&quot;&quot;;VLOOKUP([.B16];[$Mesures.$B$8:.$H$12];7;0);&quot;&quot;)">
            <text:p/>
          </table:table-cell>
        </table:table-row>
        <table:table-row table:style-name="ro1">
          <table:table-cell table:content-validation-name="val1"/>
          <table:table-cell table:content-validation-name="val2"/>
          <table:table-cell table:formula="of:=IF([.A17]&lt;&gt;&quot;&quot;;VLOOKUP([.A17];[$Mesures.$B$3:.$H$6];7;0);&quot;&quot;)">
            <text:p/>
          </table:table-cell>
          <table:table-cell table:formula="of:=IF([.B17]&lt;&gt;&quot;&quot;;VLOOKUP([.B17];[$Mesures.$B$8:.$H$12];7;0);&quot;&quot;)">
            <text:p/>
          </table:table-cell>
        </table:table-row>
        <table:table-row table:style-name="ro1">
          <table:table-cell table:content-validation-name="val1"/>
          <table:table-cell table:content-validation-name="val2"/>
          <table:table-cell table:formula="of:=IF([.A18]&lt;&gt;&quot;&quot;;VLOOKUP([.A18];[$Mesures.$B$3:.$H$6];7;0);&quot;&quot;)">
            <text:p/>
          </table:table-cell>
          <table:table-cell table:formula="of:=IF([.B18]&lt;&gt;&quot;&quot;;VLOOKUP([.B18];[$Mesures.$B$8:.$H$12];7;0);&quot;&quot;)">
            <text:p/>
          </table:table-cell>
        </table:table-row>
        <table:table-row table:style-name="ro1">
          <table:table-cell table:content-validation-name="val1"/>
          <table:table-cell table:content-validation-name="val2"/>
          <table:table-cell table:formula="of:=IF([.A19]&lt;&gt;&quot;&quot;;VLOOKUP([.A19];[$Mesures.$B$3:.$H$6];7;0);&quot;&quot;)">
            <text:p/>
          </table:table-cell>
          <table:table-cell table:formula="of:=IF([.B19]&lt;&gt;&quot;&quot;;VLOOKUP([.B19];[$Mesures.$B$8:.$H$12];7;0);&quot;&quot;)">
            <text:p/>
          </table:table-cell>
        </table:table-row>
        <table:table-row table:style-name="ro1">
          <table:table-cell table:content-validation-name="val1"/>
          <table:table-cell table:content-validation-name="val2"/>
          <table:table-cell table:formula="of:=IF([.A20]&lt;&gt;&quot;&quot;;VLOOKUP([.A20];[$Mesures.$B$3:.$H$6];7;0);&quot;&quot;)">
            <text:p/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formula="of:=IF([.A21]&lt;&gt;&quot;&quot;;VLOOKUP([.A21];[$Mesures.$B$3:.$H$6];7;0);&quot;&quot;)">
            <text:p/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formula="of:=IF([.A22]&lt;&gt;&quot;&quot;;VLOOKUP([.A22];[$Mesures.$B$3:.$H$6];7;0);&quot;&quot;)">
            <text:p/>
          </table:table-cell>
          <table:table-cell/>
        </table:table-row>
        <table:table-row table:style-name="ro1" table:number-rows-repeated="8">
          <table:table-cell table:content-validation-name="val1"/>
          <table:table-cell table:content-validation-name="val2"/>
          <table:table-cell table:number-columns-repeated="2"/>
        </table:table-row>
        <table:table-row table:style-name="ro1">
          <table:table-cell table:content-validation-name="val1"/>
          <table:table-cell table:number-columns-repeated="3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atios" table:style-name="ta1">
        <table:table-column table:style-name="co4" table:default-cell-style-name="Default"/>
        <table:table-column table:style-name="co5" table:number-columns-repeated="4" table:default-cell-style-name="ce7"/>
        <table:table-column table:style-name="co6" table:default-cell-style-name="Default"/>
        <table:table-row table:style-name="ro1">
          <table:table-cell table:number-columns-repeated="3"/>
          <table:table-cell table:style-name="ce20" office:value-type="string" calcext:value-type="string">
            <text:p>(1)</text:p>
          </table:table-cell>
          <table:table-cell/>
          <table:table-cell table:style-name="ce20" office:value-type="string" calcext:value-type="string">
            <text:p>(3)</text:p>
          </table:table-cell>
        </table:table-row>
        <table:table-row table:style-name="ro1">
          <table:table-cell table:style-name="ce1" office:value-type="string" calcext:value-type="string">
            <text:p>Composants fonctionnels</text:p>
          </table:table-cell>
          <table:table-cell table:style-name="ce6" office:value-type="string" calcext:value-type="string">
            <text:p>PF Fct</text:p>
          </table:table-cell>
          <table:table-cell table:style-name="ce6" office:value-type="string" calcext:value-type="string">
            <text:p>PF Appl.</text:p>
          </table:table-cell>
          <table:table-cell table:style-name="ce6" office:value-type="string" calcext:value-type="string">
            <text:p>Ratio fct</text:p>
          </table:table-cell>
          <table:table-cell table:style-name="ce6" office:value-type="string" calcext:value-type="string">
            <text:p>Nb. Appli.</text:p>
          </table:table-cell>
          <table:table-cell table:style-name="ce6" office:value-type="string" calcext:value-type="string">
            <text:p>Ratio fct / applis.</text:p>
          </table:table-cell>
        </table:table-row>
        <table:table-row table:style-name="ro1">
          <table:table-cell table:style-name="ce37" table:content-validation-name="val3" office:value-type="string" calcext:value-type="string">
            <text:p>Réceptionner au guichet</text:p>
          </table:table-cell>
          <table:table-cell table:style-name="ce16" table:formula="of:=IF([.A3]&lt;&gt;&quot;&quot;;VLOOKUP([.A3];[$Mesures.$B$3:.$H$6];7;0);&quot;&quot;)" office:value-type="float" office:value="31" calcext:value-type="float">
            <text:p>31</text:p>
          </table:table-cell>
          <table:table-cell table:style-name="ce16" table:number-matrix-columns-spanned="1" table:number-matrix-rows-spanned="1" table:formula="of:=IF([.$A3]&lt;&gt;&quot;&quot;;SUM(IF([.$A3]=[$CouvertureApplicative.$A$3:.$A$17];[$CouvertureApplicative.$D$3:.$D$17];0));&quot;&quot;)" office:value-type="float" office:value="41" calcext:value-type="float">
            <text:p>41</text:p>
          </table:table-cell>
          <table:table-cell table:style-name="ce21" table:formula="of:=IF([.A3]&lt;&gt;&quot;&quot;;[.C3]/[.B3];&quot;&quot;)" office:value-type="float" office:value="1.32258064516129" calcext:value-type="float">
            <text:p>1,323</text:p>
          </table:table-cell>
          <table:table-cell table:style-name="ce26" table:number-matrix-columns-spanned="1" table:number-matrix-rows-spanned="1" table:formula="of:=IF([.$A3]&lt;&gt;&quot;&quot;;SUM(IF([.$A3]=[$CouvertureApplicative.$A$3:.$A$17];1;0));&quot;&quot;)" office:value-type="float" office:value="1" calcext:value-type="float">
            <text:p>1</text:p>
          </table:table-cell>
          <table:table-cell table:style-name="ce29" table:formula="of:=[.D3]/[.E3]" office:value-type="float" office:value="1.32258064516129" calcext:value-type="float">
            <text:p>1,323</text:p>
          </table:table-cell>
        </table:table-row>
        <table:table-row table:style-name="ro1">
          <table:table-cell table:style-name="ce38" table:content-validation-name="val3" office:value-type="string" calcext:value-type="string">
            <text:p>Réceptionner par courrier</text:p>
          </table:table-cell>
          <table:table-cell table:style-name="ce17" table:formula="of:=IF([.A4]&lt;&gt;&quot;&quot;;VLOOKUP([.A4];[$Mesures.$B$3:.$H$6];7;0);&quot;&quot;)" office:value-type="float" office:value="31" calcext:value-type="float">
            <text:p>31</text:p>
          </table:table-cell>
          <table:table-cell table:style-name="ce17" table:number-matrix-columns-spanned="1" table:number-matrix-rows-spanned="1" table:formula="of:=IF([.$A4]&lt;&gt;&quot;&quot;;SUM(IF([.$A4]=[$CouvertureApplicative.$A$3:.$A$17];[$CouvertureApplicative.$D$3:.$D$17];0));&quot;&quot;)" office:value-type="float" office:value="41" calcext:value-type="float">
            <text:p>41</text:p>
          </table:table-cell>
          <table:table-cell table:style-name="ce22" table:formula="of:=IF([.A4]&lt;&gt;&quot;&quot;;[.C4]/[.B4];&quot;&quot;)" office:value-type="float" office:value="1.32258064516129" calcext:value-type="float">
            <text:p>1,323</text:p>
          </table:table-cell>
          <table:table-cell table:style-name="ce27" table:number-matrix-columns-spanned="1" table:number-matrix-rows-spanned="1" table:formula="of:=IF([.$A4]&lt;&gt;&quot;&quot;;SUM(IF([.$A4]=[$CouvertureApplicative.$A$3:.$A$17];1;0));&quot;&quot;)" office:value-type="float" office:value="1" calcext:value-type="float">
            <text:p>1</text:p>
          </table:table-cell>
          <table:table-cell table:style-name="ce30" table:formula="of:=[.D4]/[.E4]" office:value-type="float" office:value="1.32258064516129" calcext:value-type="float">
            <text:p>1,323</text:p>
          </table:table-cell>
        </table:table-row>
        <table:table-row table:style-name="ro1">
          <table:table-cell table:style-name="ce38" table:content-validation-name="val3" office:value-type="string" calcext:value-type="string">
            <text:p>Réceptionner dématérialisé</text:p>
          </table:table-cell>
          <table:table-cell table:style-name="ce17" table:formula="of:=IF([.A5]&lt;&gt;&quot;&quot;;VLOOKUP([.A5];[$Mesures.$B$3:.$H$6];7;0);&quot;&quot;)" office:value-type="float" office:value="31" calcext:value-type="float">
            <text:p>31</text:p>
          </table:table-cell>
          <table:table-cell table:style-name="ce17" table:number-matrix-columns-spanned="1" table:number-matrix-rows-spanned="1" table:formula="of:=IF([.$A5]&lt;&gt;&quot;&quot;;SUM(IF([.$A5]=[$CouvertureApplicative.$A$3:.$A$17];[$CouvertureApplicative.$D$3:.$D$17];0));&quot;&quot;)" office:value-type="float" office:value="108" calcext:value-type="float">
            <text:p>108</text:p>
          </table:table-cell>
          <table:table-cell table:style-name="ce22" table:formula="of:=IF([.A5]&lt;&gt;&quot;&quot;;[.C5]/[.B5];&quot;&quot;)" office:value-type="float" office:value="3.48387096774194" calcext:value-type="float">
            <text:p>3,484</text:p>
          </table:table-cell>
          <table:table-cell table:style-name="ce27" table:number-matrix-columns-spanned="1" table:number-matrix-rows-spanned="1" table:formula="of:=IF([.$A5]&lt;&gt;&quot;&quot;;SUM(IF([.$A5]=[$CouvertureApplicative.$A$3:.$A$17];1;0));&quot;&quot;)" office:value-type="float" office:value="3" calcext:value-type="float">
            <text:p>3</text:p>
          </table:table-cell>
          <table:table-cell table:style-name="ce30" table:formula="of:=[.D5]/[.E5]" office:value-type="float" office:value="1.16129032258065" calcext:value-type="float">
            <text:p>1,161</text:p>
          </table:table-cell>
        </table:table-row>
        <table:table-row table:style-name="ro1">
          <table:table-cell table:style-name="ce39" table:content-validation-name="val3" office:value-type="string" calcext:value-type="string">
            <text:p>Conservatoire des échanges</text:p>
          </table:table-cell>
          <table:table-cell table:style-name="ce18" table:formula="of:=IF([.A6]&lt;&gt;&quot;&quot;;VLOOKUP([.A6];[$Mesures.$B$3:.$H$6];7;0);&quot;&quot;)" office:value-type="float" office:value="28" calcext:value-type="float">
            <text:p>28</text:p>
          </table:table-cell>
          <table:table-cell table:style-name="ce18" table:number-matrix-columns-spanned="1" table:number-matrix-rows-spanned="1" table:formula="of:=IF([.$A6]&lt;&gt;&quot;&quot;;SUM(IF([.$A6]=[$CouvertureApplicative.$A$3:.$A$17];[$CouvertureApplicative.$D$3:.$D$17];0));&quot;&quot;)" office:value-type="float" office:value="28" calcext:value-type="float">
            <text:p>28</text:p>
          </table:table-cell>
          <table:table-cell table:style-name="ce23" table:formula="of:=IF([.A6]&lt;&gt;&quot;&quot;;[.C6]/[.B6];&quot;&quot;)" office:value-type="float" office:value="1" calcext:value-type="float">
            <text:p>1,000</text:p>
          </table:table-cell>
          <table:table-cell table:style-name="ce28" table:number-matrix-columns-spanned="1" table:number-matrix-rows-spanned="1" table:formula="of:=IF([.$A6]&lt;&gt;&quot;&quot;;SUM(IF([.$A6]=[$CouvertureApplicative.$A$3:.$A$17];1;0));&quot;&quot;)" office:value-type="float" office:value="1" calcext:value-type="float">
            <text:p>1</text:p>
          </table:table-cell>
          <table:table-cell table:style-name="ce31" table:formula="of:=[.D6]/[.E6]" office:value-type="float" office:value="1" calcext:value-type="float">
            <text:p>1,000</text:p>
          </table:table-cell>
        </table:table-row>
        <table:table-row table:style-name="ro1">
          <table:table-cell table:style-name="ce14" table:content-validation-name="val3"/>
          <table:table-cell table:style-name="ce19" table:number-columns-repeated="2"/>
          <table:table-cell table:style-name="ce24"/>
          <table:table-cell table:style-name="ce19"/>
          <table:table-cell/>
        </table:table-row>
        <table:table-row table:style-name="ro1">
          <table:table-cell table:content-validation-name="val3"/>
          <table:table-cell table:formula="of:=IF([.A8]&lt;&gt;&quot;&quot;;VLOOKUP([.A8];[$Mesures.$B$3:.$H$6];7;0);&quot;&quot;)">
            <text:p/>
          </table:table-cell>
          <table:table-cell table:number-matrix-columns-spanned="1" table:number-matrix-rows-spanned="1" table:formula="of:=IF([.$A8]&lt;&gt;&quot;&quot;;SUM(IF([.$A8]=[$CouvertureApplicative.$A$3:.$A$17];[$CouvertureApplicative.$D$3:.$D$17];0));&quot;&quot;)">
            <text:p/>
          </table:table-cell>
          <table:table-cell table:style-name="ce20" office:value-type="string" calcext:value-type="string">
            <text:p>(2)</text:p>
          </table:table-cell>
          <table:table-cell table:number-matrix-columns-spanned="1" table:number-matrix-rows-spanned="1" table:formula="of:=IF([.$A8]&lt;&gt;&quot;&quot;;SUM(IF([.$A8]=[$CouvertureApplicative.$A$3:.$A$17];1;0));&quot;&quot;)">
            <text:p/>
          </table:table-cell>
          <table:table-cell table:style-name="ce20" office:value-type="string" calcext:value-type="string">
            <text:p>(4)</text:p>
          </table:table-cell>
        </table:table-row>
        <table:table-row table:style-name="ro1">
          <table:table-cell table:style-name="ce1" office:value-type="string" calcext:value-type="string">
            <text:p>Composants applicatifs</text:p>
          </table:table-cell>
          <table:table-cell table:style-name="ce6" office:value-type="string" calcext:value-type="string">
            <text:p>PF Fct</text:p>
          </table:table-cell>
          <table:table-cell table:style-name="ce6" office:value-type="string" calcext:value-type="string">
            <text:p>PF Appl.</text:p>
          </table:table-cell>
          <table:table-cell table:style-name="ce6" office:value-type="string" calcext:value-type="string">
            <text:p>Ratio app</text:p>
          </table:table-cell>
          <table:table-cell table:style-name="ce6" office:value-type="string" calcext:value-type="string">
            <text:p>Nb. Services fct</text:p>
          </table:table-cell>
          <table:table-cell table:style-name="ce6" office:value-type="string" calcext:value-type="string">
            <text:p>Ratio app / services.</text:p>
          </table:table-cell>
        </table:table-row>
        <table:table-row table:style-name="ro1">
          <table:table-cell table:style-name="ce37" table:content-validation-name="val4" office:value-type="string" calcext:value-type="string">
            <text:p>Numérisation/Indexation documents papier</text:p>
          </table:table-cell>
          <table:table-cell table:style-name="ce16" table:number-matrix-columns-spanned="1" table:number-matrix-rows-spanned="1" table:formula="of:=IF([.A10]&lt;&gt;&quot;&quot;;SUM(IF([.A10]=[$CouvertureApplicative.$B$3:.$B$17];[$CouvertureApplicative.$C$3:.$C$17];0));&quot;&quot;)" office:value-type="float" office:value="62" calcext:value-type="float">
            <text:p>62</text:p>
          </table:table-cell>
          <table:table-cell table:style-name="ce16" table:number-matrix-columns-spanned="1" table:number-matrix-rows-spanned="1" table:formula="of:=IF([.$A10]&lt;&gt;&quot;&quot;;SUM(IF([.$A10]=[$CouvertureApplicative.$B$3:.$B$17];[$CouvertureApplicative.$D$3:.$D$17];0));&quot;&quot;)" office:value-type="float" office:value="82" calcext:value-type="float">
            <text:p>82</text:p>
          </table:table-cell>
          <table:table-cell table:style-name="ce21" table:formula="of:=IF([.A10]&lt;&gt;&quot;&quot;;[.B10]/[.C10];&quot;&quot;)" office:value-type="float" office:value="0.75609756097561" calcext:value-type="float">
            <text:p>0,756</text:p>
          </table:table-cell>
          <table:table-cell table:style-name="ce26" table:number-matrix-columns-spanned="1" table:number-matrix-rows-spanned="1" table:formula="of:=IF([.$A10]&lt;&gt;&quot;&quot;;SUM(IF([.$A10]=[$CouvertureApplicative.$B$3:.$B$17];1;0));&quot;&quot;)" office:value-type="float" office:value="2" calcext:value-type="float">
            <text:p>2</text:p>
          </table:table-cell>
          <table:table-cell table:style-name="ce29" table:formula="of:=[.D10]/[.E10]" office:value-type="float" office:value="0.378048780487805" calcext:value-type="float">
            <text:p>0,378</text:p>
          </table:table-cell>
        </table:table-row>
        <table:table-row table:style-name="ro1">
          <table:table-cell table:style-name="ce38" table:content-validation-name="val4" office:value-type="string" calcext:value-type="string">
            <text:p>Courrier électronique</text:p>
          </table:table-cell>
          <table:table-cell table:style-name="ce17" table:number-matrix-columns-spanned="1" table:number-matrix-rows-spanned="1" table:formula="of:=IF([.A11]&lt;&gt;&quot;&quot;;SUM(IF([.A11]=[$CouvertureApplicative.$B$3:.$B$17];[$CouvertureApplicative.$C$3:.$C$17];0));&quot;&quot;)" office:value-type="float" office:value="31" calcext:value-type="float">
            <text:p>31</text:p>
          </table:table-cell>
          <table:table-cell table:style-name="ce17" table:number-matrix-columns-spanned="1" table:number-matrix-rows-spanned="1" table:formula="of:=IF([.$A11]&lt;&gt;&quot;&quot;;SUM(IF([.$A11]=[$CouvertureApplicative.$B$3:.$B$17];[$CouvertureApplicative.$D$3:.$D$17];0));&quot;&quot;)" office:value-type="float" office:value="36" calcext:value-type="float">
            <text:p>36</text:p>
          </table:table-cell>
          <table:table-cell table:style-name="ce22" table:formula="of:=IF([.A11]&lt;&gt;&quot;&quot;;[.B11]/[.C11];&quot;&quot;)" office:value-type="float" office:value="0.861111111111111" calcext:value-type="float">
            <text:p>0,861</text:p>
          </table:table-cell>
          <table:table-cell table:style-name="ce27" table:number-matrix-columns-spanned="1" table:number-matrix-rows-spanned="1" table:formula="of:=IF([.$A11]&lt;&gt;&quot;&quot;;SUM(IF([.$A11]=[$CouvertureApplicative.$B$3:.$B$17];1;0));&quot;&quot;)" office:value-type="float" office:value="1" calcext:value-type="float">
            <text:p>1</text:p>
          </table:table-cell>
          <table:table-cell table:style-name="ce30" table:formula="of:=[.D11]/[.E11]" office:value-type="float" office:value="0.861111111111111" calcext:value-type="float">
            <text:p>0,861</text:p>
          </table:table-cell>
        </table:table-row>
        <table:table-row table:style-name="ro1">
          <table:table-cell table:style-name="ce38" table:content-validation-name="val4" office:value-type="string" calcext:value-type="string">
            <text:p>Indexation</text:p>
          </table:table-cell>
          <table:table-cell table:style-name="ce17" table:number-matrix-columns-spanned="1" table:number-matrix-rows-spanned="1" table:formula="of:=IF([.A12]&lt;&gt;&quot;&quot;;SUM(IF([.A12]=[$CouvertureApplicative.$B$3:.$B$17];[$CouvertureApplicative.$C$3:.$C$17];0));&quot;&quot;)" office:value-type="float" office:value="31" calcext:value-type="float">
            <text:p>31</text:p>
          </table:table-cell>
          <table:table-cell table:style-name="ce17" table:number-matrix-columns-spanned="1" table:number-matrix-rows-spanned="1" table:formula="of:=IF([.$A12]&lt;&gt;&quot;&quot;;SUM(IF([.$A12]=[$CouvertureApplicative.$B$3:.$B$17];[$CouvertureApplicative.$D$3:.$D$17];0));&quot;&quot;)" office:value-type="float" office:value="31" calcext:value-type="float">
            <text:p>31</text:p>
          </table:table-cell>
          <table:table-cell table:style-name="ce22" table:formula="of:=IF([.A12]&lt;&gt;&quot;&quot;;[.B12]/[.C12];&quot;&quot;)" office:value-type="float" office:value="1" calcext:value-type="float">
            <text:p>1,000</text:p>
          </table:table-cell>
          <table:table-cell table:style-name="ce27" table:number-matrix-columns-spanned="1" table:number-matrix-rows-spanned="1" table:formula="of:=IF([.$A12]&lt;&gt;&quot;&quot;;SUM(IF([.$A12]=[$CouvertureApplicative.$B$3:.$B$17];1;0));&quot;&quot;)" office:value-type="float" office:value="1" calcext:value-type="float">
            <text:p>1</text:p>
          </table:table-cell>
          <table:table-cell table:style-name="ce30" table:formula="of:=[.D12]/[.E12]" office:value-type="float" office:value="1" calcext:value-type="float">
            <text:p>1,000</text:p>
          </table:table-cell>
        </table:table-row>
        <table:table-row table:style-name="ro1">
          <table:table-cell table:style-name="ce38" table:content-validation-name="val4" office:value-type="string" calcext:value-type="string">
            <text:p>Télé service de dépôt de documents dématérialisés</text:p>
          </table:table-cell>
          <table:table-cell table:style-name="ce17" table:number-matrix-columns-spanned="1" table:number-matrix-rows-spanned="1" table:formula="of:=IF([.A13]&lt;&gt;&quot;&quot;;SUM(IF([.A13]=[$CouvertureApplicative.$B$3:.$B$17];[$CouvertureApplicative.$C$3:.$C$17];0));&quot;&quot;)" office:value-type="float" office:value="31" calcext:value-type="float">
            <text:p>31</text:p>
          </table:table-cell>
          <table:table-cell table:style-name="ce17" table:number-matrix-columns-spanned="1" table:number-matrix-rows-spanned="1" table:formula="of:=IF([.$A13]&lt;&gt;&quot;&quot;;SUM(IF([.$A13]=[$CouvertureApplicative.$B$3:.$B$17];[$CouvertureApplicative.$D$3:.$D$17];0));&quot;&quot;)" office:value-type="float" office:value="41" calcext:value-type="float">
            <text:p>41</text:p>
          </table:table-cell>
          <table:table-cell table:style-name="ce22" table:formula="of:=IF([.A13]&lt;&gt;&quot;&quot;;[.B13]/[.C13];&quot;&quot;)" office:value-type="float" office:value="0.75609756097561" calcext:value-type="float">
            <text:p>0,756</text:p>
          </table:table-cell>
          <table:table-cell table:style-name="ce27" table:number-matrix-columns-spanned="1" table:number-matrix-rows-spanned="1" table:formula="of:=IF([.$A13]&lt;&gt;&quot;&quot;;SUM(IF([.$A13]=[$CouvertureApplicative.$B$3:.$B$17];1;0));&quot;&quot;)" office:value-type="float" office:value="1" calcext:value-type="float">
            <text:p>1</text:p>
          </table:table-cell>
          <table:table-cell table:style-name="ce30" table:formula="of:=[.D13]/[.E13]" office:value-type="float" office:value="0.75609756097561" calcext:value-type="float">
            <text:p>0,756</text:p>
          </table:table-cell>
        </table:table-row>
        <table:table-row table:style-name="ro1">
          <table:table-cell table:style-name="ce39" table:content-validation-name="val4" office:value-type="string" calcext:value-type="string">
            <text:p>GED</text:p>
          </table:table-cell>
          <table:table-cell table:style-name="ce18" table:number-matrix-columns-spanned="1" table:number-matrix-rows-spanned="1" table:formula="of:=IF([.A14]&lt;&gt;&quot;&quot;;SUM(IF([.A14]=[$CouvertureApplicative.$B$3:.$B$17];[$CouvertureApplicative.$C$3:.$C$17];0));&quot;&quot;)" office:value-type="float" office:value="28" calcext:value-type="float">
            <text:p>28</text:p>
          </table:table-cell>
          <table:table-cell table:style-name="ce18" table:number-matrix-columns-spanned="1" table:number-matrix-rows-spanned="1" table:formula="of:=IF([.$A14]&lt;&gt;&quot;&quot;;SUM(IF([.$A14]=[$CouvertureApplicative.$B$3:.$B$17];[$CouvertureApplicative.$D$3:.$D$17];0));&quot;&quot;)" office:value-type="float" office:value="28" calcext:value-type="float">
            <text:p>28</text:p>
          </table:table-cell>
          <table:table-cell table:style-name="ce23" table:formula="of:=IF([.A14]&lt;&gt;&quot;&quot;;[.B14]/[.C14];&quot;&quot;)" office:value-type="float" office:value="1" calcext:value-type="float">
            <text:p>1,000</text:p>
          </table:table-cell>
          <table:table-cell table:style-name="ce28" table:number-matrix-columns-spanned="1" table:number-matrix-rows-spanned="1" table:formula="of:=IF([.$A14]&lt;&gt;&quot;&quot;;SUM(IF([.$A14]=[$CouvertureApplicative.$B$3:.$B$17];1;0));&quot;&quot;)" office:value-type="float" office:value="1" calcext:value-type="float">
            <text:p>1</text:p>
          </table:table-cell>
          <table:table-cell table:style-name="ce31" table:formula="of:=[.D14]/[.E14]" office:value-type="float" office:value="1" calcext:value-type="float">
            <text:p>1,000</text:p>
          </table:table-cell>
        </table:table-row>
        <table:table-row table:style-name="ro1">
          <table:table-cell table:content-validation-name="val5"/>
          <table:table-cell table:formula="of:=IF([.A15]&lt;&gt;&quot;&quot;;VLOOKUP([.A15];[$Mesures.$B$3:.$H$6];7;0);&quot;&quot;)">
            <text:p/>
          </table:table-cell>
          <table:table-cell table:number-matrix-columns-spanned="1" table:number-matrix-rows-spanned="1" table:formula="of:=IF([.$A15]&lt;&gt;&quot;&quot;;SUM(IF([.$A15]=[$CouvertureApplicative.$A$3:.$A$17];[$CouvertureApplicative.$D$3:.$D$17];0));&quot;&quot;)">
            <text:p/>
          </table:table-cell>
          <table:table-cell table:style-name="ce25"/>
          <table:table-cell table:number-matrix-columns-spanned="1" table:number-matrix-rows-spanned="1" table:formula="of:=IF([.$A15]&lt;&gt;&quot;&quot;;SUM(IF([.$A15]=[$CouvertureApplicative.$A$3:.$A$17];1;0));&quot;&quot;)">
            <text:p/>
          </table:table-cell>
          <table:table-cell/>
        </table:table-row>
        <table:table-row table:style-name="ro1">
          <table:table-cell table:content-validation-name="val5"/>
          <table:table-cell/>
          <table:table-cell table:number-matrix-columns-spanned="1" table:number-matrix-rows-spanned="1" table:formula="of:=IF([.$A16]&lt;&gt;&quot;&quot;;SUM(IF([.$A16]=[$CouvertureApplicative.$A$3:.$A$17];[$CouvertureApplicative.$D$3:.$D$17];0));&quot;&quot;)">
            <text:p/>
          </table:table-cell>
          <table:table-cell table:style-name="ce25"/>
          <table:table-cell table:number-matrix-columns-spanned="1" table:number-matrix-rows-spanned="1" table:formula="of:=IF([.$A16]&lt;&gt;&quot;&quot;;SUM(IF([.$A16]=[$CouvertureApplicative.$A$3:.$A$17];1;0));&quot;&quot;)">
            <text:p/>
          </table:table-cell>
          <table:table-cell/>
        </table:table-row>
        <table:table-row table:style-name="ro1">
          <table:table-cell table:style-name="ce15" table:content-validation-name="val5" office:value-type="string" calcext:value-type="string">
            <text:p>(1) Complexité relative des outils par rapport à la vision fonctionnelle</text:p>
          </table:table-cell>
          <table:table-cell table:number-columns-repeated="5"/>
        </table:table-row>
        <table:table-row table:style-name="ro1">
          <table:table-cell table:style-name="ce15" table:content-validation-name="val5" office:value-type="string" calcext:value-type="string">
            <text:p>(2) Complexité relative du fonctionnel par rapport aux outils</text:p>
          </table:table-cell>
          <table:table-cell table:number-columns-repeated="5"/>
        </table:table-row>
        <table:table-row table:style-name="ro1">
          <table:table-cell table:style-name="ce15" table:content-validation-name="val5" office:value-type="string" calcext:value-type="string">
            <text:p>(3) Complexité moyenne d’une application par rapport au service fonctionne</text:p>
          </table:table-cell>
          <table:table-cell table:number-columns-repeated="5"/>
        </table:table-row>
        <table:table-row table:style-name="ro1">
          <table:table-cell table:style-name="ce15" table:content-validation-name="val5" office:value-type="string" calcext:value-type="string">
            <text:p>(4) Complexité moyenne d’un service fonctionnel par rapport à l’application</text:p>
          </table:table-cell>
          <table:table-cell table:number-columns-repeated="5"/>
        </table:table-row>
        <table:table-row table:style-name="ro1" table:number-rows-repeated="18">
          <table:table-cell table:content-validation-name="val5"/>
          <table:table-cell table:number-columns-repeated="5"/>
        </table:table-row>
        <table:table-row table:style-name="ro1" table:number-rows-repeated="104853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raphiques" table:style-name="ta1">
        <table:shapes>
          <draw:frame draw:z-index="0" draw:style-name="gr1" draw:text-style-name="P1" svg:width="204.86mm" svg:height="129.65mm" svg:x="14.52mm" svg:y="8.72mm">
            <draw:object draw:notify-on-update-of-ranges="Ratios.A3:Ratios.A6 Ratios.D2:Ratios.D2 Ratios.D3:Ratios.D6 Ratios.E2:Ratios.E2 Ratios.E3:Ratios.E6 Ratios.F2:Ratios.F2 Ratios.F3:Ratios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5.52mm" svg:height="159.62mm" svg:x="1.93mm" svg:y="149.34mm">
            <draw:object draw:notify-on-update-of-ranges="Ratios.A10:Ratios.A14 Ratios.D9:Ratios.D9 Ratios.D10:Ratios.D14 Ratios.E9:Ratios.E9 Ratios.E10:Ratios.E14 Ratios.F9:Ratios.F9 Ratios.F10:Ratios.F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Modelisation" table:style-name="ta1">
        <table:table-column table:style-name="co7" table:default-cell-style-name="Default"/>
        <table:table-column table:style-name="co1" table:number-columns-repeated="2" table:default-cell-style-name="ce7"/>
        <table:table-row table:style-name="ro1">
          <table:table-cell table:style-name="ce58" office:value-type="string" calcext:value-type="string">
            <text:p>Nb PF fonctionnel : </text:p>
          </table:table-cell>
          <table:table-cell office:value-type="float" office:value="310" calcext:value-type="float">
            <text:p>310</text:p>
          </table:table-cell>
          <table:table-cell/>
        </table:table-row>
        <table:table-row table:style-name="ro1">
          <table:table-cell table:style-name="ce58" office:value-type="string" calcext:value-type="string">
            <text:p>Nb PF Applicatif global : </text:p>
          </table:table-cell>
          <table:table-cell office:value-type="float" office:value="410" calcext:value-type="float">
            <text:p>410</text:p>
          </table:table-cell>
          <table:table-cell/>
        </table:table-row>
        <table:table-row table:style-name="ro1">
          <table:table-cell table:style-name="ce58" office:value-type="string" calcext:value-type="string">
            <text:p>Nb Composants : 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58" office:value-type="string" calcext:value-type="string">
            <text:p>Echanges intra composants : </text:p>
          </table:table-cell>
          <table:table-cell table:formula="of:=9*([.B3]-1)" office:value-type="float" office:value="126" calcext:value-type="float">
            <text:p>126</text:p>
          </table:table-cell>
          <table:table-cell/>
        </table:table-row>
        <table:table-row table:style-name="ro1">
          <table:table-cell table:style-name="ce58" office:value-type="string" calcext:value-type="string">
            <text:p>Valeur totale : </text:p>
          </table:table-cell>
          <table:table-cell table:formula="of:=[.B4]+[.B2]" office:value-type="float" office:value="536" calcext:value-type="float">
            <text:p>53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8" office:value-type="string" calcext:value-type="string">
            <text:p>Ratio fct : </text:p>
          </table:table-cell>
          <table:table-cell table:style-name="ce25" table:formula="of:=[.B5]/[.B1]" office:value-type="float" office:value="1.72903225806452" calcext:value-type="float">
            <text:p>1,729</text:p>
          </table:table-cell>
          <table:table-cell/>
        </table:table-row>
        <table:table-row table:style-name="ro1">
          <table:table-cell table:style-name="ce58" office:value-type="string" calcext:value-type="string">
            <text:p>Ratio moyen app : </text:p>
          </table:table-cell>
          <table:table-cell table:style-name="ce25" table:formula="of:=[.B1]/[.B5]/[.B3]" office:value-type="float" office:value="0.0385572139303483" calcext:value-type="float">
            <text:p>0,039</text:p>
          </table:table-cell>
          <table:table-cell/>
        </table:table-row>
        <table:table-row table:style-name="ro1" table:number-rows-repeated="104856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>
        <table:named-range table:name="CA" table:base-cell-address="$Mesures.$B$8" table:cell-range-address="$Mesures.$B$8:.$B$12"/>
        <table:named-range table:name="CF" table:base-cell-address="$Mesures.$B$3" table:cell-range-address="$Mesures.$B$3:.$B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1">00/00/0000</text:date>, <text:time style:data-style-name="N2" text:time-value="20:48:09.4946050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3:22:30.949781824</meta:creation-date>
    <dc:date>2018-11-01T21:24:27.161581883</dc:date>
    <meta:editing-duration>PT2H20M4S</meta:editing-duration>
    <meta:editing-cycles>58</meta:editing-cycles>
    <meta:generator>LibreOffice/6.0.6.2$Linux_X86_64 LibreOffice_project/00m0$Build-2</meta:generator>
    <meta:document-statistic meta:table-count="5" meta:cell-count="24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5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87cm" svg:height="12.966cm" xlink:href=".." xlink:type="simple" chart:class="chart:line" chart:style-name="ch1">
        <chart:legend svg:x="16.524cm" svg:y="5.478cm" style:legend-expansion="custom" chartooo:width="3.753cm" chartooo:height="2.423cm" style:legend-expansion-aspect-ratio="1.54890631448617" chart:style-name="ch2"/>
        <chart:plot-area chart:style-name="ch3" table:cell-range-address="Ratios.A3:Ratios.A6 Ratios.D2:Ratios.F6" chart:data-source-has-labels="both" svg:x="-0.274cm" svg:y="0.308cm" svg:width="15.786cm" svg:height="12.485cm">
          <chartooo:coordinate-region svg:x="2.259cm" svg:y="0.507cm" svg:width="13.1cm" svg:height="8.436cm"/>
          <chart:axis chart:dimension="x" chart:name="primary-x" chart:style-name="ch4" chartooo:axis-type="auto">
            <chartooo:date-scale/>
            <chart:categories table:cell-range-address="Ratios.A3:Ratios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tios.D3:Ratios.D6" chart:label-cell-address="Ratios.D2:Ratios.D2" chart:class="chart:line">
            <chart:data-point chart:repeated="4"/>
          </chart:series>
          <chart:series chart:style-name="ch8" chart:values-cell-range-address="Ratios.E3:Ratios.E6" chart:label-cell-address="Ratios.E2:Ratios.E2" chart:class="chart:line">
            <chart:data-point chart:repeated="4"/>
          </chart:series>
          <chart:series chart:style-name="ch9" chart:values-cell-range-address="Ratios.F3:Ratios.F6" chart:label-cell-address="Ratios.F2:Ratios.F2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 fct</text:p>
                <draw:g>
                  <svg:desc>Ratios.D2:Ratios.D2</svg:desc>
                </draw:g>
              </table:table-cell>
              <table:table-cell office:value-type="string">
                <text:p>Nb. Appli.</text:p>
                <draw:g>
                  <svg:desc>Ratios.E2:Ratios.E2</svg:desc>
                </draw:g>
              </table:table-cell>
              <table:table-cell office:value-type="string">
                <text:p>Ratio fct / applis.</text:p>
                <draw:g>
                  <svg:desc>Ratios.F2:Ratios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éceptionner au guichet</text:p>
                <draw:g>
                  <svg:desc>Ratios.A3:Ratios.A6</svg:desc>
                </draw:g>
              </table:table-cell>
              <table:table-cell office:value-type="float" office:value="1.32258064516129">
                <text:p>1.32258064516129</text:p>
                <draw:g>
                  <svg:desc>Ratios.D3:Ratios.D6</svg:desc>
                </draw:g>
              </table:table-cell>
              <table:table-cell office:value-type="float" office:value="1">
                <text:p>1</text:p>
                <draw:g>
                  <svg:desc>Ratios.E3:Ratios.E6</svg:desc>
                </draw:g>
              </table:table-cell>
              <table:table-cell office:value-type="float" office:value="1.32258064516129">
                <text:p>1.32258064516129</text:p>
                <draw:g>
                  <svg:desc>Ratios.F3:Ratios.F6</svg:desc>
                </draw:g>
              </table:table-cell>
            </table:table-row>
            <table:table-row>
              <table:table-cell office:value-type="string">
                <text:p>Réceptionner par courrier</text:p>
              </table:table-cell>
              <table:table-cell office:value-type="float" office:value="1.32258064516129">
                <text:p>1.32258064516129</text:p>
              </table:table-cell>
              <table:table-cell office:value-type="float" office:value="1">
                <text:p>1</text:p>
              </table:table-cell>
              <table:table-cell office:value-type="float" office:value="1.32258064516129">
                <text:p>1.32258064516129</text:p>
              </table:table-cell>
            </table:table-row>
            <table:table-row>
              <table:table-cell office:value-type="string">
                <text:p>Réceptionner dématérialisé</text:p>
              </table:table-cell>
              <table:table-cell office:value-type="float" office:value="3.48387096774194">
                <text:p>3.48387096774194</text:p>
              </table:table-cell>
              <table:table-cell office:value-type="float" office:value="3">
                <text:p>3</text:p>
              </table:table-cell>
              <table:table-cell office:value-type="float" office:value="1.16129032258065">
                <text:p>1.16129032258065</text:p>
              </table:table-cell>
            </table:table-row>
            <table:table-row>
              <table:table-cell office:value-type="string">
                <text:p>Conservatoire des échange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53cm" svg:height="15.963cm" xlink:href=".." xlink:type="simple" chart:class="chart:line" chart:style-name="ch1">
        <chart:legend chart:legend-position="end" svg:x="17.034cm" svg:y="7.184cm" style:legend-expansion="high" chart:style-name="ch2"/>
        <chart:plot-area chart:style-name="ch3" table:cell-range-address="Ratios.A10:Ratios.A14 Ratios.D9:Ratios.F14" chart:data-source-has-labels="both" svg:x="-2.863cm" svg:y="0.118cm" svg:width="19.156cm" svg:height="15.322cm">
          <chartooo:coordinate-region svg:x="1.899cm" svg:y="0.317cm" svg:width="14.253cm" svg:height="8.999cm"/>
          <chart:axis chart:dimension="x" chart:name="primary-x" chart:style-name="ch4" chartooo:axis-type="auto">
            <chartooo:date-scale/>
            <chart:categories table:cell-range-address="Ratios.A10:Ratios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tios.D10:Ratios.D14" chart:label-cell-address="Ratios.D9:Ratios.D9" chart:class="chart:line">
            <chart:data-point chart:repeated="5"/>
          </chart:series>
          <chart:series chart:style-name="ch8" chart:values-cell-range-address="Ratios.E10:Ratios.E14" chart:label-cell-address="Ratios.E9:Ratios.E9" chart:class="chart:line">
            <chart:data-point chart:repeated="5"/>
          </chart:series>
          <chart:series chart:style-name="ch9" chart:values-cell-range-address="Ratios.F10:Ratios.F14" chart:label-cell-address="Ratios.F9:Ratios.F9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 app</text:p>
                <draw:g>
                  <svg:desc>Ratios.D9:Ratios.D9</svg:desc>
                </draw:g>
              </table:table-cell>
              <table:table-cell office:value-type="string">
                <text:p>Nb. Services fct</text:p>
                <draw:g>
                  <svg:desc>Ratios.E9:Ratios.E9</svg:desc>
                </draw:g>
              </table:table-cell>
              <table:table-cell office:value-type="string">
                <text:p>Ratio app / services.</text:p>
                <draw:g>
                  <svg:desc>Ratios.F9:Ratios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umérisation/Indexation documents papier</text:p>
                <draw:g>
                  <svg:desc>Ratios.A10:Ratios.A14</svg:desc>
                </draw:g>
              </table:table-cell>
              <table:table-cell office:value-type="float" office:value="0.75609756097561">
                <text:p>0.75609756097561</text:p>
                <draw:g>
                  <svg:desc>Ratios.D10:Ratios.D14</svg:desc>
                </draw:g>
              </table:table-cell>
              <table:table-cell office:value-type="float" office:value="2">
                <text:p>2</text:p>
                <draw:g>
                  <svg:desc>Ratios.E10:Ratios.E14</svg:desc>
                </draw:g>
              </table:table-cell>
              <table:table-cell office:value-type="float" office:value="0.378048780487805">
                <text:p>0.378048780487805</text:p>
                <draw:g>
                  <svg:desc>Ratios.F10:Ratios.F14</svg:desc>
                </draw:g>
              </table:table-cell>
            </table:table-row>
            <table:table-row>
              <table:table-cell office:value-type="string">
                <text:p>Courrier électronique</text:p>
              </table:table-cell>
              <table:table-cell office:value-type="float" office:value="0.861111111111111">
                <text:p>0.861111111111111</text:p>
              </table:table-cell>
              <table:table-cell office:value-type="float" office:value="1">
                <text:p>1</text:p>
              </table:table-cell>
              <table:table-cell office:value-type="float" office:value="0.861111111111111">
                <text:p>0.861111111111111</text:p>
              </table:table-cell>
            </table:table-row>
            <table:table-row>
              <table:table-cell office:value-type="string">
                <text:p>Indexatio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élé service de dépôt de documents dématérialisés</text:p>
              </table:table-cell>
              <table:table-cell office:value-type="float" office:value="0.75609756097561">
                <text:p>0.75609756097561</text:p>
              </table:table-cell>
              <table:table-cell office:value-type="float" office:value="1">
                <text:p>1</text:p>
              </table:table-cell>
              <table:table-cell office:value-type="float" office:value="0.75609756097561">
                <text:p>0.75609756097561</text:p>
              </table:table-cell>
            </table:table-row>
            <table:table-row>
              <table:table-cell office:value-type="string">
                <text:p>GED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